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text-properties officeooo:paragraph-rsid="000e6178"/>
    </style:style>
    <style:style style:name="P4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0e6178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0e6178" style:text-underline-mode="continuous" style:text-overline-mode="continuous" style:text-line-through-mode="continuous" style:text-overline-style="dash" style:text-overline-width="auto" style:text-overline-color="font-color"/>
    </style:style>
    <style:style style:name="T6" style:family="text">
      <style:text-properties style:text-underline-style="solid" style:text-underline-width="auto" style:text-underline-color="font-color" officeooo:rsid="000e6178" style:text-overline-style="dash" style:text-overline-width="auto" style:text-overline-color="font-color"/>
    </style:style>
    <style:style style:name="T7" style:family="text">
      <style:text-properties officeooo:rsid="000e6178"/>
    </style:style>
    <style:style style:name="T8" style:family="text">
      <style:text-properties style:text-underline-style="none" officeooo:rsid="000e6178" style:text-overline-style="dash" style:text-overline-width="auto" style:text-overline-color="font-color"/>
    </style:style>
    <style:style style:name="T9" style:family="text">
      <style:text-properties style:text-underline-style="none" officeooo:rsid="000e6178" style:text-underline-mode="continuous" style:text-overline-mode="continuous" style:text-line-through-mode="continuous"/>
    </style:style>
    <style:style style:name="T10" style:family="text">
      <style:text-properties officeooo:rsid="000f43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2">Ejercicio 07</text:p>
      <text:p text:style-name="Normal">Camion (#<text:span text:style-name="Fuente_20_de_20_párrafo_20_predeter."><text:span text:style-name="T3">matricula</text:span></text:span>, modelo, tipo, potencia)</text:p>
      <text:p text:style-name="Normal">Camionero (#<text:span text:style-name="Fuente_20_de_20_párrafo_20_predeter."><text:span text:style-name="T3">DNI</text:span></text:span>, nombre, teléfono, dirección, población, salario)</text:p>
      <text:p text:style-name="P3">Paquete (#<text:span text:style-name="Fuente_20_de_20_párrafo_20_predeter."><text:span text:style-name="T3">codigo</text:span></text:span>, descripción, destino, dir_destiantario, <text:span text:style-name="T8">DNIcamionero</text:span>, <text:span text:style-name="T8">CPciudad</text:span> )</text:p>
      <text:p text:style-name="Normal">Ciudad (#<text:span text:style-name="Fuente_20_de_20_párrafo_20_predeter."><text:span text:style-name="T3">CP</text:span></text:span>, nombre)</text:p>
      <text:p text:style-name="Normal">Camionero-camion (<text:span text:style-name="T10">#</text:span><text:span text:style-name="T6">DNIcamionero</text:span><text:span text:style-name="T7">, </text:span><text:span text:style-name="T10">#</text:span><text:span text:style-name="T6">matriculaCamion</text:span>)</text:p>
      <text:p text:style-name="Normal"/>
      <text:p text:style-name="Normal">============================================================</text:p>
      <text:p text:style-name="Normal"><text:span text:style-name="Fuente_20_de_20_párrafo_20_predeter."><text:span text:style-name="T3"/></text:span></text:p>
      <text:p text:style-name="P3">Paquete (<text:span text:style-name="T8">DNIcamionero</text:span>) → Camionero (#<text:span text:style-name="Fuente_20_de_20_párrafo_20_predeter."><text:span text:style-name="T3">DNI</text:span></text:span><text:span text:style-name="Fuente_20_de_20_párrafo_20_predeter."><text:span text:style-name="T9">)</text:span></text:span></text:p>
      <text:p text:style-name="P3">Paquete (<text:span text:style-name="T8">CPciudad</text:span> ) → Ciudad (#<text:span text:style-name="Fuente_20_de_20_párrafo_20_predeter."><text:span text:style-name="T3">CP</text:span></text:span><text:span text:style-name="Fuente_20_de_20_párrafo_20_predeter."><text:span text:style-name="T9">)</text:span></text:span></text:p>
      <text:p text:style-name="P3"><text:span text:style-name="Fuente_20_de_20_párrafo_20_predeter."><text:span text:style-name="T9">Camionero-camion (</text:span></text:span><text:span text:style-name="Fuente_20_de_20_párrafo_20_predeter."><text:span text:style-name="T5">DNIcamionero</text:span></text:span><text:span text:style-name="Fuente_20_de_20_párrafo_20_predeter."><text:span text:style-name="T9">) → Camionero (#</text:span></text:span><text:span text:style-name="Fuente_20_de_20_párrafo_20_predeter."><text:span text:style-name="T4">DNI</text:span></text:span><text:span text:style-name="Fuente_20_de_20_párrafo_20_predeter."><text:span text:style-name="T9">)</text:span></text:span></text:p>
      <text:p text:style-name="P3"><text:span text:style-name="Fuente_20_de_20_párrafo_20_predeter."><text:span text:style-name="T9">Camionero-camion (</text:span></text:span><text:span text:style-name="Fuente_20_de_20_párrafo_20_predeter."><text:span text:style-name="T5">matriculaCamion</text:span></text:span><text:span text:style-name="Fuente_20_de_20_párrafo_20_predeter."><text:span text:style-name="T9">) → Camion (#</text:span></text:span><text:span text:style-name="Fuente_20_de_20_párrafo_20_predeter."><text:span text:style-name="T4">matricula</text:span></text:span><text:span text:style-name="Fuente_20_de_20_párrafo_20_predeter."><text:span text:style-name="T9">)</text:span></text:span></text:p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3%" fo:hyphenation-ladder-count="no-limit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3T17:30:00Z</meta:creation-date>
    <dc:date>2024-11-15T20:06:32.628000000</dc:date>
    <meta:editing-cycles>4</meta:editing-cycles>
    <meta:editing-duration>PT6M55S</meta:editing-duration>
    <meta:document-statistic meta:table-count="0" meta:image-count="0" meta:object-count="0" meta:page-count="1" meta:paragraph-count="16" meta:word-count="72" meta:character-count="656" meta:non-whitespace-character-count="598"/>
    <meta:template xlink:type="simple" xlink:actuate="onRequest" xlink:title="" xlink:href="Normal.dotm"/>
  </office:meta>
</office:document-meta>
</file>